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spreadsheet" manifest:version="1.2"/>
  <manifest:file-entry manifest:full-path="Configurations2/" manifest:media-type="application/vnd.sun.xml.ui.configuration"/>
  <manifest:file-entry manifest:full-path="Configurations2/accelerator/" manifest:media-type=""/>
  <manifest:file-entry manifest:full-path="Configurations2/accelerator/current.xml" manifest:media-type=""/>
  <manifest:file-entry manifest:full-path="Configurations2/floater/" manifest:media-type=""/>
  <manifest:file-entry manifest:full-path="Configurations2/images/" manifest:media-type=""/>
  <manifest:file-entry manifest:full-path="Configurations2/images/Bitmaps/" manifest:media-type=""/>
  <manifest:file-entry manifest:full-path="Configurations2/menuba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statusbar/" manifest:media-type=""/>
  <manifest:file-entry manifest:full-path="Configurations2/toolbar/" manifest:media-type=""/>
  <manifest:file-entry manifest:full-path="Thumbnails/" manifest:media-type="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fo="urn:oasis:names:tc:opendocument:xmlns:xsl-fo-compatible:1.0" xmlns:office="urn:oasis:names:tc:opendocument:xmlns:office:1.0" xmlns:xsi="http://www.w3.org/2001/XMLSchema-instance" xmlns:ooo="http://openoffice.org/2004/office" xmlns:oooc="http://openoffice.org/2004/calc" xmlns:xsd="http://www.w3.org/2001/XMLSchema" xmlns:number="urn:oasis:names:tc:opendocument:xmlns:datastyle:1.0" xmlns:script="urn:oasis:names:tc:opendocument:xmlns:script:1.0" xmlns:of="urn:oasis:names:tc:opendocument:xmlns:of:1.2" xmlns:xlink="http://www.w3.org/1999/xlink" xmlns:style="urn:oasis:names:tc:opendocument:xmlns:style:1.0" xmlns:presentation="urn:oasis:names:tc:opendocument:xmlns:presentation:1.0" xmlns:dom="http://www.w3.org/2001/xml-events" xmlns:chart="urn:oasis:names:tc:opendocument:xmlns:chart:1.0" xmlns:xforms="http://www.w3.org/2002/xforms" xmlns:dr3d="urn:oasis:names:tc:opendocument:xmlns:dr3d:1.0" xmlns:text="urn:oasis:names:tc:opendocument:xmlns:text:1.0" xmlns:draw="urn:oasis:names:tc:opendocument:xmlns:drawing:1.0" xmlns:math="http://www.w3.org/1998/Math/MathML" xmlns:form="urn:oasis:names:tc:opendocument:xmlns:form:1.0" xmlns:ooow="http://openoffice.org/2004/writer" xmlns:svg="urn:oasis:names:tc:opendocument:xmlns:svg-compatible:1.0" xmlns:meta="urn:oasis:names:tc:opendocument:xmlns:meta:1.0" xmlns:table="urn:oasis:names:tc:opendocument:xmlns:table:1.0" xmlns:dc="http://purl.org/dc/elements/1.1/" office:version="1.2">
  <office:font-face-decls>
    <style:font-face style:name="Liberation Sans" svg:font-family="Liberation Sans"/>
  </office:font-face-decls>
  <office:automatic-styles>
    <style:style style:name="ta1" style:family="table" style:master-page-name="Default">
      <style:table-properties table:display="true" style:writing-mode="lr-tb"/>
    </style:style>
    <style:style style:name="ro1" style:family="table-row">
      <style:table-row-properties style:row-height="0.45cm" fo:break-before="auto"/>
    </style:style>
    <style:style style:name="co1" style:family="table-column">
      <style:table-column-properties fo:break-before="auto" style:column-width="2.5cm"/>
    </style:style>
  </office:automatic-styles>
  <office:body>
    <office:spreadsheet>
      <table:table table:name="Wochenplan" table:style-name="ta1" table:print="false">
        <table:table-column table:style-name="co1" table:number-columns-repeated="1024" table:default-cell-style-name="Default"/>
        <table:table-row table:style-name="ro1">
          <table:table-cell table:style-name="Default" office:value-type="string" office:string-value="A1"/>
          <table:table-cell table:style-name="Default" office:value-type="string" office:string-value="B1"/>
          <table:table-cell table:style-name="Default" office:value-type="string" office:string-value="C1"/>
          <table:table-cell table:style-name="Default" office:value-type="string" office:string-value="D1"/>
          <table:table-cell table:style-name="Default" office:value-type="string" office:string-value="E1"/>
          <table:table-cell table:style-name="Default" office:value-type="string" office:string-value="F1"/>
          <table:table-cell table:style-name="Default" office:value-type="string" office:string-value="G1"/>
          <table:table-cell table:style-name="Default" office:value-type="string" office:string-value="H1"/>
          <table:table-cell table:style-name="Default" office:value-type="string" office:string-value="I1"/>
          <table:table-cell/>
        </table:table-row>
        <table:table-row table:style-name="ro1">
          <table:table-cell table:style-name="Default" office:value-type="string" office:string-value="A2"/>
          <table:table-cell table:style-name="Default" office:value-type="string" office:string-value="B2"/>
          <table:table-cell table:style-name="Default" office:value-type="string" office:string-value="C2"/>
          <table:table-cell table:style-name="Default" office:value-type="string" office:string-value="D2"/>
          <table:table-cell table:style-name="Default" office:value-type="string" office:string-value="E2"/>
          <table:table-cell table:style-name="Default" office:value-type="string" office:string-value="F2"/>
          <table:table-cell table:style-name="Default" office:value-type="string" office:string-value="G2"/>
          <table:table-cell table:style-name="Default" office:value-type="string" office:string-value="H2"/>
          <table:table-cell table:style-name="Default" office:value-type="string" office:string-value="I2"/>
          <table:table-cell/>
        </table:table-row>
        <table:table-row table:style-name="ro1">
          <table:table-cell table:style-name="Default" office:value-type="string" office:string-value="A3"/>
          <table:table-cell table:style-name="Default" office:value-type="string" office:string-value="B3"/>
          <table:table-cell table:style-name="Default" office:value-type="string" office:string-value="C3"/>
          <table:table-cell table:style-name="Default" office:value-type="string" office:string-value="D3"/>
          <table:table-cell table:style-name="Default" office:value-type="string" office:string-value="E3"/>
          <table:table-cell table:style-name="Default" office:value-type="string" office:string-value="F3"/>
          <table:table-cell table:style-name="Default" office:value-type="string" office:string-value="G3"/>
          <table:table-cell table:style-name="Default" office:value-type="string" office:string-value="H3"/>
          <table:table-cell table:style-name="Default" office:value-type="string" office:string-value="I3"/>
          <table:table-cell/>
        </table:table-row>
        <table:table-row table:style-name="ro1">
          <table:table-cell table:style-name="Default" office:value-type="string" office:string-value="A4"/>
          <table:table-cell table:style-name="Default" office:value-type="string" office:string-value="B4"/>
          <table:table-cell table:style-name="Default" office:value-type="string" office:string-value="C4"/>
          <table:table-cell table:style-name="Default" office:value-type="string" office:string-value="D4"/>
          <table:table-cell table:style-name="Default" office:value-type="string" office:string-value="E4"/>
          <table:table-cell table:style-name="Default" office:value-type="string" office:string-value="F4"/>
          <table:table-cell table:style-name="Default" office:value-type="string" office:string-value="G4"/>
          <table:table-cell table:style-name="Default" office:value-type="string" office:string-value="H4"/>
          <table:table-cell table:style-name="Default" office:value-type="string" office:string-value="I4"/>
          <table:table-cell/>
        </table:table-row>
        <table:table-row table:style-name="ro1">
          <table:table-cell table:style-name="Default" office:value-type="string" office:string-value="A5"/>
          <table:table-cell table:style-name="Default" office:value-type="string" office:string-value="B5"/>
          <table:table-cell table:style-name="Default" office:value-type="string" office:string-value="C5"/>
          <table:table-cell table:style-name="Default" office:value-type="string" office:string-value="D5"/>
          <table:table-cell table:style-name="Default" office:value-type="string" office:string-value="E5"/>
          <table:table-cell table:style-name="Default" office:value-type="string" office:string-value="F5"/>
          <table:table-cell table:style-name="Default" office:value-type="string" office:string-value="G5"/>
          <table:table-cell table:style-name="Default" office:value-type="string" office:string-value="H5"/>
          <table:table-cell table:style-name="Default" office:value-type="string" office:string-value="I5"/>
          <table:table-cell/>
        </table:table-row>
        <table:table-row table:style-name="ro1">
          <table:table-cell table:style-name="Default" office:value-type="string" office:string-value="A6"/>
          <table:table-cell table:style-name="Default" office:value-type="string" office:string-value="B6"/>
          <table:table-cell table:style-name="Default" office:value-type="string" office:string-value="C6"/>
          <table:table-cell table:style-name="Default" office:value-type="string" office:string-value="D6"/>
          <table:table-cell table:style-name="Default" office:value-type="string" office:string-value="E6"/>
          <table:table-cell table:style-name="Default" office:value-type="string" office:string-value="F6"/>
          <table:table-cell table:style-name="Default" office:value-type="string" office:string-value="G6"/>
          <table:table-cell table:style-name="Default" office:value-type="string" office:string-value="H6"/>
          <table:table-cell table:style-name="Default" office:value-type="string" office:string-value="I6"/>
          <table:table-cell/>
        </table:table-row>
        <table:table-row table:style-name="ro1">
          <table:table-cell table:style-name="Default" office:value-type="string" office:string-value="A7"/>
          <table:table-cell table:style-name="Default" office:value-type="string" office:string-value="B7"/>
          <table:table-cell table:style-name="Default" office:value-type="string" office:string-value="C7"/>
          <table:table-cell table:style-name="Default" office:value-type="string" office:string-value="D7"/>
          <table:table-cell table:style-name="Default" office:value-type="string" office:string-value="E7"/>
          <table:table-cell table:style-name="Default" office:value-type="string" office:string-value="F7"/>
          <table:table-cell table:style-name="Default" office:value-type="string" office:string-value="G7"/>
          <table:table-cell table:style-name="Default" office:value-type="string" office:string-value="H7"/>
          <table:table-cell table:style-name="Default" office:value-type="string" office:string-value="I7"/>
          <table:table-cell/>
        </table:table-row>
        <table:table-row table:style-name="ro1">
          <table:table-cell table:style-name="Default" office:value-type="string" office:string-value="A8"/>
          <table:table-cell table:style-name="Default" office:value-type="string" office:string-value="B8"/>
          <table:table-cell table:style-name="Default" office:value-type="string" office:string-value="C8"/>
          <table:table-cell table:style-name="Default" office:value-type="string" office:string-value="D8"/>
          <table:table-cell table:style-name="Default" office:value-type="string" office:string-value="E8"/>
          <table:table-cell table:style-name="Default" office:value-type="string" office:string-value="F8"/>
          <table:table-cell table:style-name="Default" office:value-type="string" office:string-value="G8"/>
          <table:table-cell table:style-name="Default" office:value-type="string" office:string-value="H8"/>
          <table:table-cell table:style-name="Default" office:value-type="string" office:string-value="I8"/>
          <table:table-cell/>
        </table:table-row>
        <table:table-row table:style-name="ro1">
          <table:table-cell table:style-name="Default" office:value-type="string" office:string-value="A9"/>
          <table:table-cell table:style-name="Default" office:value-type="string" office:string-value="B9"/>
          <table:table-cell table:style-name="Default" office:value-type="string" office:string-value="C9"/>
          <table:table-cell table:style-name="Default" office:value-type="string" office:string-value="D9"/>
          <table:table-cell table:style-name="Default" office:value-type="string" office:string-value="E9"/>
          <table:table-cell table:style-name="Default" office:value-type="string" office:string-value="F9"/>
          <table:table-cell table:style-name="Default" office:value-type="string" office:string-value="G9"/>
          <table:table-cell table:style-name="Default" office:value-type="string" office:string-value="H9"/>
          <table:table-cell table:style-name="Default" office:value-type="string" office:string-value="I9"/>
          <table:table-cell/>
        </table:table-row>
        <table:table-row table:style-name="ro1">
          <table:table-cell table:style-name="Default" office:value-type="string" office:string-value="A10"/>
          <table:table-cell table:style-name="Default" office:value-type="string" office:string-value="B10"/>
          <table:table-cell table:style-name="Default" office:value-type="string" office:string-value="C10"/>
          <table:table-cell table:style-name="Default" office:value-type="string" office:string-value="D10"/>
          <table:table-cell table:style-name="Default" office:value-type="string" office:string-value="E10"/>
          <table:table-cell table:style-name="Default" office:value-type="string" office:string-value="F10"/>
          <table:table-cell table:style-name="Default" office:value-type="string" office:string-value="G10"/>
          <table:table-cell table:style-name="Default" office:value-type="string" office:string-value="H10"/>
          <table:table-cell table:style-name="Default" office:value-type="string" office:string-value="I10"/>
          <table:table-cell/>
        </table:table-row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chart="urn:oasis:names:tc:opendocument:xmlns:chart:1.0" xmlns:fo="urn:oasis:names:tc:opendocument:xmlns:xsl-fo-compatible:1.0" xmlns:dr3d="urn:oasis:names:tc:opendocument:xmlns:dr3d:1.0" xmlns:office="urn:oasis:names:tc:opendocument:xmlns:office:1.0" xmlns:text="urn:oasis:names:tc:opendocument:xmlns:text:1.0" xmlns:ooo="http://openoffice.org/2004/office" xmlns:oooc="http://openoffice.org/2004/calc" xmlns:number="urn:oasis:names:tc:opendocument:xmlns:datastyle:1.0" xmlns:script="urn:oasis:names:tc:opendocument:xmlns:script:1.0" xmlns:xlink="http://www.w3.org/1999/xlink" xmlns:draw="urn:oasis:names:tc:opendocument:xmlns:drawing:1.0" xmlns:math="http://www.w3.org/1998/Math/MathML" xmlns:form="urn:oasis:names:tc:opendocument:xmlns:form:1.0" xmlns:ooow="http://openoffice.org/2004/writer" xmlns:style="urn:oasis:names:tc:opendocument:xmlns:style:1.0" xmlns:presentation="urn:oasis:names:tc:opendocument:xmlns:presentation:1.0" xmlns:svg="urn:oasis:names:tc:opendocument:xmlns:svg-compatible:1.0" xmlns:meta="urn:oasis:names:tc:opendocument:xmlns:meta:1.0" xmlns:table="urn:oasis:names:tc:opendocument:xmlns:table:1.0" xmlns:dom="http://www.w3.org/2001/xml-events" xmlns:dc="http://purl.org/dc/elements/1.1/" office:version="1.2">
  <office:font-face-decls>
    <style:font-face style:name="Liberation Sans" svg:font-family="Liberation Sans"/>
  </office:font-face-decls>
  <office:styles>
    <style:style style:name="Default" style:family="table-cell">
      <style:table-cell-properties style:vertical-align="top"/>
      <style:paragraph-properties fo:margin="0cm"/>
      <style:text-properties style:font-name="Liberation Sans"/>
    </style:style>
    <style:style style:name="Header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/>
    </style:style>
  </office:styles>
  <office:automatic-styles>
    <style:style style:name="none" style:family="text">
      <style:text-properties/>
    </style:style>
    <style:page-layout style:name="Default">
      <style:page-layout-properties fo:page-width="21cm" fo:page-height="29.7cm" style:num-format="1" style:writing-mode="lr-tb" style:print-orientation="portrait" fo:margin="1.5cm"/>
      <style:header-style>
        <style:header-footer-properties fo:min-height="0cm" fo:margin="0cm"/>
      </style:header-style>
      <style:footer-style>
        <style:header-footer-properties fo:min-height="0cm" fo:margin="0cm"/>
      </style:footer-style>
    </style:page-layout>
  </office:automatic-styles>
  <office:master-styles>
    <style:master-page style:name="Default" style:page-layout-name="Default">
      <style:header>
        <text:p><text:span text:style-name="none"/></text:p>
      </style:header>
      <style:header-left style:display="false"/>
      <style:footer>
        <text:p><text:span text:style-name="none"/></text:p>
      </style:footer>
      <style:footer-left style:display="false"/>
    </style:master-page>
  </office:master-styles>
</office:document-styles>
</file>

<file path=meta.xml><?xml version="1.0" encoding="utf-8"?>
<office:document-meta xmlns:xlink="http://www.w3.org/1999/xlink" xmlns:office="urn:oasis:names:tc:opendocument:xmlns:office:1.0" xmlns:ooo="http://openoffice.org/2004/office" xmlns:meta="urn:oasis:names:tc:opendocument:xmlns:meta:1.0" xmlns:dc="http://purl.org/dc/elements/1.1/" office:version="1.2">
  <office:meta>
    <dc:creator>Otacon</dc:creator>
    <dc:date>2023-02-24T10:22:34</dc:date>
    <dc:language>en</dc:language>
    <meta:generator>FastOds/0.8.1</meta:generator>
    <meta:editing-cycles>1</meta:editing-cycles>
    <meta:editing-duration>PT1M00S</meta:editing-duration>
  </office:meta>
</office:document-meta>
</file>